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Visitor.visitEnum( final String name , final String descriptor ,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Visitor.visitAnnotation( final String name , final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Visi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Visitor.visit( final String name ,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Visitor.visitArray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Visitor.Annotation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isitor.AnnotationVisitor( final int api , final AnnotationVisitor annotation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